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5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124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 style:data-style-name="N8124">
      <style:table-cell-properties fo:background-color="#ff0000" style:text-align-source="fix" style:repeat-content="false"/>
      <style:paragraph-properties fo:text-align="center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8124">
      <style:table-cell-properties style:text-align-source="fix" style:repeat-content="false"/>
      <style:paragraph-properties fo:text-align="center"/>
    </style:style>
    <style:style style:name="ce5" style:family="table-cell" style:parent-style-name="Excel_20_Built-in_20_Normal" style:data-style-name="N8124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 style:data-style-name="N8124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 style:data-style-name="N8124">
      <style:table-cell-properties fo:background-color="#92d050" style:text-align-source="fix" style:repeat-content="fals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8002">
      <style:table-cell-properties style:text-align-source="fix" style:repeat-content="false"/>
      <style:paragraph-properties fo:text-align="center"/>
    </style:style>
    <style:style style:name="ce9" style:family="table-cell" style:parent-style-name="Excel_20_Built-in_20_Normal" style:data-style-name="N8124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 style:data-style-name="N8124">
      <style:table-cell-properties fo:background-color="#00b0f0" style:text-align-source="fix" style:repeat-content="fals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92d05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00b0f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00b0f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07">
      <style:table-cell-properties style:text-align-source="fix" style:repeat-content="false"/>
      <style:paragraph-properties fo:text-align="center"/>
    </style:style>
    <style:style style:name="ce21" style:family="table-cell" style:parent-style-name="Excel_20_Built-in_20_Normal" style:data-style-name="N107">
      <style:table-cell-properties style:text-align-source="fix" style:repeat-content="false"/>
      <style:paragraph-properties fo:text-align="center"/>
      <style:text-properties style:use-window-font-color="true" style:font-name="Arial" fo:font-size="10pt" style:font-size-asian="10pt" style:font-name-complex="Arial1" style:font-size-complex="10pt"/>
    </style:style>
    <style:style style:name="ce22" style:family="table-cell" style:parent-style-name="Excel_20_Built-in_20_Normal" style:data-style-name="N107">
      <style:table-cell-properties style:text-align-source="fix" style:repeat-content="false"/>
      <style:paragraph-properties fo:text-align="center"/>
    </style:style>
    <style:style style:name="ce23" style:family="table-cell" style:parent-style-name="Excel_20_Built-in_20_Normal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1" office:value-type="string">
            <text:p>Theta</text:p>
          </table:table-cell>
          <table:table-cell table:style-name="ce2" office:value-type="string" table:number-columns-spanned="2" table:number-rows-spanned="1">
            <text:p>Lorentzian</text:p>
          </table:table-cell>
          <table:covered-table-cell table:style-name="ce5"/>
          <table:table-cell table:style-name="ce6" office:value-type="string">
            <text:p>adjusted R</text:p>
          </table:table-cell>
          <table:table-cell table:style-name="ce5"/>
          <table:table-cell table:style-name="ce2" office:value-type="string" table:number-columns-spanned="2" table:number-rows-spanned="1">
            <text:p>Gaussian</text:p>
          </table:table-cell>
          <table:covered-table-cell table:style-name="ce5"/>
          <table:table-cell table:style-name="ce9" office:value-type="string">
            <text:p>adjusted r sq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3" office:value-type="string">
            <text:p>g</text:p>
          </table:table-cell>
          <table:table-cell table:style-name="ce3" office:value-type="string">
            <text:p>Del g</text:p>
          </table:table-cell>
          <table:table-cell table:style-name="ce7"/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Del 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style-name="ce4" table:number-columns-repeated="2"/>
          <table:table-cell table:style-name="ce8" table:number-columns-repeated="2"/>
          <table:table-cell table:style-name="ce4" table:number-columns-repeated="2"/>
          <table:table-cell table:style-name="ce8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77.7544">
            <text:p>77.754</text:p>
          </table:table-cell>
          <table:table-cell table:style-name="ce4" office:value-type="float" office:value="3.50626">
            <text:p>3.506</text:p>
          </table:table-cell>
          <table:table-cell table:style-name="ce8" office:value-type="float" office:value="0.697796">
            <text:p>0.70</text:p>
          </table:table-cell>
          <table:table-cell table:style-name="ce8"/>
          <table:table-cell table:style-name="ce4" office:value-type="float" office:value="60.7809">
            <text:p>60.781</text:p>
          </table:table-cell>
          <table:table-cell table:style-name="ce4" office:value-type="float" office:value="1.89553">
            <text:p>1.896</text:p>
          </table:table-cell>
          <table:table-cell table:style-name="ce8" office:value-type="float" office:value="0.709276">
            <text:p>0.71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66.9725">
            <text:p>66.973</text:p>
          </table:table-cell>
          <table:table-cell table:style-name="ce4" office:value-type="float" office:value="2.43277">
            <text:p>2.433</text:p>
          </table:table-cell>
          <table:table-cell table:style-name="ce8" office:value-type="float" office:value="0.804516">
            <text:p>0.80</text:p>
          </table:table-cell>
          <table:table-cell table:style-name="ce8"/>
          <table:table-cell table:style-name="ce4" office:value-type="float" office:value="50.2405">
            <text:p>50.241</text:p>
          </table:table-cell>
          <table:table-cell table:style-name="ce4" office:value-type="float" office:value="1.31911">
            <text:p>1.319</text:p>
          </table:table-cell>
          <table:table-cell table:style-name="ce8" office:value-type="float" office:value="0.797002">
            <text:p>0.80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55.0873">
            <text:p>55.087</text:p>
          </table:table-cell>
          <table:table-cell table:style-name="ce4" office:value-type="float" office:value="2.23276">
            <text:p>2.233</text:p>
          </table:table-cell>
          <table:table-cell table:style-name="ce8" office:value-type="float" office:value="0.857213">
            <text:p>0.86</text:p>
          </table:table-cell>
          <table:table-cell table:style-name="ce8"/>
          <table:table-cell table:style-name="ce4" office:value-type="float" office:value="39.734">
            <text:p>39.734</text:p>
          </table:table-cell>
          <table:table-cell table:style-name="ce4" office:value-type="float" office:value="1.15405">
            <text:p>1.154</text:p>
          </table:table-cell>
          <table:table-cell table:style-name="ce8" office:value-type="float" office:value="0.853939">
            <text:p>0.85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float" office:value="48.8079">
            <text:p>48.808</text:p>
          </table:table-cell>
          <table:table-cell table:style-name="ce4" office:value-type="float" office:value="2.16596">
            <text:p>2.166</text:p>
          </table:table-cell>
          <table:table-cell table:style-name="ce8" office:value-type="float" office:value="0.853964">
            <text:p>0.85</text:p>
          </table:table-cell>
          <table:table-cell table:style-name="ce8"/>
          <table:table-cell table:style-name="ce4" office:value-type="float" office:value="35.1706">
            <text:p>35.171</text:p>
          </table:table-cell>
          <table:table-cell table:style-name="ce4" office:value-type="float" office:value="1.07795">
            <text:p>1.078</text:p>
          </table:table-cell>
          <table:table-cell table:style-name="ce8" office:value-type="float" office:value="0.8666">
            <text:p>0.87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float" office:value="46.6542">
            <text:p>46.654</text:p>
          </table:table-cell>
          <table:table-cell table:style-name="ce4" office:value-type="float" office:value="1.90672">
            <text:p>1.907</text:p>
          </table:table-cell>
          <table:table-cell table:style-name="ce8" office:value-type="float" office:value="0.858854">
            <text:p>0.86</text:p>
          </table:table-cell>
          <table:table-cell table:style-name="ce8"/>
          <table:table-cell table:style-name="ce4" office:value-type="float" office:value="33.9884">
            <text:p>33.988</text:p>
          </table:table-cell>
          <table:table-cell table:style-name="ce4" office:value-type="float" office:value="0.947512">
            <text:p>0.948</text:p>
          </table:table-cell>
          <table:table-cell table:style-name="ce8" office:value-type="float" office:value="0.867629">
            <text:p>0.87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float" office:value="45.1572">
            <text:p>45.157</text:p>
          </table:table-cell>
          <table:table-cell table:style-name="ce4" office:value-type="float" office:value="1.96023">
            <text:p>1.960</text:p>
          </table:table-cell>
          <table:table-cell table:style-name="ce8" office:value-type="float" office:value="0.843254">
            <text:p>0.84</text:p>
          </table:table-cell>
          <table:table-cell table:style-name="ce8"/>
          <table:table-cell table:style-name="ce4" office:value-type="float" office:value="36.9588">
            <text:p>36.959</text:p>
          </table:table-cell>
          <table:table-cell table:style-name="ce4" office:value-type="float" office:value="1.01706">
            <text:p>1.017</text:p>
          </table:table-cell>
          <table:table-cell table:style-name="ce8" office:value-type="float" office:value="0.861071">
            <text:p>0.86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4" office:value-type="float" office:value="59.8313">
            <text:p>59.831</text:p>
          </table:table-cell>
          <table:table-cell table:style-name="ce4" office:value-type="float" office:value="2.54873">
            <text:p>2.549</text:p>
          </table:table-cell>
          <table:table-cell table:style-name="ce8" office:value-type="float" office:value="0.855717">
            <text:p>0.86</text:p>
          </table:table-cell>
          <table:table-cell table:style-name="ce8"/>
          <table:table-cell table:style-name="ce4" office:value-type="float" office:value="43.347">
            <text:p>43.347</text:p>
          </table:table-cell>
          <table:table-cell table:style-name="ce4" office:value-type="float" office:value="1.38729">
            <text:p>1.387</text:p>
          </table:table-cell>
          <table:table-cell table:style-name="ce8" office:value-type="float" office:value="0.8404">
            <text:p>0.84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style-name="ce4" office:value-type="float" office:value="73.8224">
            <text:p>73.822</text:p>
          </table:table-cell>
          <table:table-cell table:style-name="ce4" office:value-type="float" office:value="2.83343">
            <text:p>2.833</text:p>
          </table:table-cell>
          <table:table-cell table:style-name="ce8" office:value-type="float" office:value="0.848432">
            <text:p>0.85</text:p>
          </table:table-cell>
          <table:table-cell table:style-name="ce8"/>
          <table:table-cell table:style-name="ce4" office:value-type="float" office:value="55.4751">
            <text:p>55.475</text:p>
          </table:table-cell>
          <table:table-cell table:style-name="ce4" office:value-type="float" office:value="1.66205">
            <text:p>1.662</text:p>
          </table:table-cell>
          <table:table-cell table:style-name="ce8" office:value-type="float" office:value="0.821567">
            <text:p>0.82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style-name="ce4" office:value-type="float" office:value="88.409">
            <text:p>88.409</text:p>
          </table:table-cell>
          <table:table-cell table:style-name="ce4" office:value-type="float" office:value="3.31215">
            <text:p>3.312</text:p>
          </table:table-cell>
          <table:table-cell table:style-name="ce8" office:value-type="float" office:value="0.817555">
            <text:p>0.82</text:p>
          </table:table-cell>
          <table:table-cell table:style-name="ce8"/>
          <table:table-cell table:style-name="ce4" office:value-type="float" office:value="69.8942">
            <text:p>69.894</text:p>
          </table:table-cell>
          <table:table-cell table:style-name="ce4" office:value-type="float" office:value="1.93862">
            <text:p>1.939</text:p>
          </table:table-cell>
          <table:table-cell table:style-name="ce8" office:value-type="float" office:value="0.803829">
            <text:p>0.80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style-name="ce4" office:value-type="float" office:value="98.28492">
            <text:p>98.285</text:p>
          </table:table-cell>
          <table:table-cell table:style-name="ce4" office:value-type="float" office:value="4.79759">
            <text:p>4.798</text:p>
          </table:table-cell>
          <table:table-cell table:style-name="ce8" office:value-type="float" office:value="0.755141">
            <text:p>0.76</text:p>
          </table:table-cell>
          <table:table-cell table:style-name="ce8"/>
          <table:table-cell table:style-name="ce4" office:value-type="float" office:value="77.8509">
            <text:p>77.851</text:p>
          </table:table-cell>
          <table:table-cell table:style-name="ce4" office:value-type="float" office:value="2.57364">
            <text:p>2.574</text:p>
          </table:table-cell>
          <table:table-cell table:style-name="ce8" office:value-type="float" office:value="0.769322">
            <text:p>0.77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table:style-name="ce4" office:value-type="float" office:value="102.371">
            <text:p>102.371</text:p>
          </table:table-cell>
          <table:table-cell table:style-name="ce4" office:value-type="float" office:value="6.5756">
            <text:p>6.576</text:p>
          </table:table-cell>
          <table:table-cell table:style-name="ce8" office:value-type="float" office:value="0.709525">
            <text:p>0.71</text:p>
          </table:table-cell>
          <table:table-cell table:style-name="ce8"/>
          <table:table-cell table:style-name="ce4" office:value-type="float" office:value="83.2492">
            <text:p>83.249</text:p>
          </table:table-cell>
          <table:table-cell table:style-name="ce4" office:value-type="float" office:value="3.68656">
            <text:p>3.687</text:p>
          </table:table-cell>
          <table:table-cell table:style-name="ce8" office:value-type="float" office:value="0.715938">
            <text:p>0.72</text:p>
          </table:table-cell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table:style-name="ce4" office:value-type="float" office:value="102.879">
            <text:p>102.879</text:p>
          </table:table-cell>
          <table:table-cell table:style-name="ce4" office:value-type="float" office:value="6.0374">
            <text:p>6.037</text:p>
          </table:table-cell>
          <table:table-cell table:style-name="ce8" office:value-type="float" office:value="0.682593">
            <text:p>0.68</text:p>
          </table:table-cell>
          <table:table-cell table:style-name="ce8"/>
          <table:table-cell table:style-name="ce4" office:value-type="float" office:value="85.2736">
            <text:p>85.274</text:p>
          </table:table-cell>
          <table:table-cell table:style-name="ce4" office:value-type="float" office:value="3.50399">
            <text:p>3.504</text:p>
          </table:table-cell>
          <table:table-cell table:style-name="ce8" office:value-type="float" office:value="0.686554">
            <text:p>0.69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table:style-name="ce4" office:value-type="float" office:value="103.606">
            <text:p>103.606</text:p>
          </table:table-cell>
          <table:table-cell table:style-name="ce4" office:value-type="float" office:value="7.02455">
            <text:p>7.025</text:p>
          </table:table-cell>
          <table:table-cell table:style-name="ce8" office:value-type="float" office:value="0.673482">
            <text:p>0.67</text:p>
          </table:table-cell>
          <table:table-cell table:style-name="ce8"/>
          <table:table-cell table:style-name="ce4" office:value-type="float" office:value="82.4044">
            <text:p>82.404</text:p>
          </table:table-cell>
          <table:table-cell table:style-name="ce4" office:value-type="float" office:value="3.90972">
            <text:p>3.910</text:p>
          </table:table-cell>
          <table:table-cell table:style-name="ce8" office:value-type="float" office:value="0.674974">
            <text:p>0.67</text:p>
          </table:table-cell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table:style-name="ce4" office:value-type="float" office:value="96.3301">
            <text:p>96.330</text:p>
          </table:table-cell>
          <table:table-cell table:style-name="ce4" office:value-type="float" office:value="6.71564">
            <text:p>6.716</text:p>
          </table:table-cell>
          <table:table-cell table:style-name="ce8" office:value-type="float" office:value="0.668562">
            <text:p>0.67</text:p>
          </table:table-cell>
          <table:table-cell table:style-name="ce8"/>
          <table:table-cell table:style-name="ce4" office:value-type="float" office:value="74.378">
            <text:p>74.378</text:p>
          </table:table-cell>
          <table:table-cell table:style-name="ce4" office:value-type="float" office:value="3.65454">
            <text:p>3.655</text:p>
          </table:table-cell>
          <table:table-cell table:style-name="ce8" office:value-type="float" office:value="0.67095">
            <text:p>0.67</text:p>
          </table:table-cell>
          <table:table-cell table:number-columns-repeated="1016"/>
        </table:table-row>
        <table:table-row table:style-name="ro1">
          <table:table-cell office:value-type="float" office:value="150">
            <text:p>150</text:p>
          </table:table-cell>
          <table:table-cell table:style-name="ce4" office:value-type="float" office:value="96.3301">
            <text:p>96.330</text:p>
          </table:table-cell>
          <table:table-cell table:style-name="ce4" office:value-type="float" office:value="6.71564">
            <text:p>6.716</text:p>
          </table:table-cell>
          <table:table-cell table:style-name="ce8" office:value-type="float" office:value="0.668562">
            <text:p>0.67</text:p>
          </table:table-cell>
          <table:table-cell table:style-name="ce8"/>
          <table:table-cell table:style-name="ce4" office:value-type="float" office:value="70.1395">
            <text:p>70.140</text:p>
          </table:table-cell>
          <table:table-cell table:style-name="ce4" office:value-type="float" office:value="2.87945">
            <text:p>2.879</text:p>
          </table:table-cell>
          <table:table-cell table:style-name="ce8" office:value-type="float" office:value="0.675437">
            <text:p>0.68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table:style-name="ce4" office:value-type="float" office:value="85.1048">
            <text:p>85.105</text:p>
          </table:table-cell>
          <table:table-cell table:style-name="ce4" office:value-type="float" office:value="5.9903">
            <text:p>5.990</text:p>
          </table:table-cell>
          <table:table-cell table:style-name="ce8" office:value-type="float" office:value="0.690867">
            <text:p>0.69</text:p>
          </table:table-cell>
          <table:table-cell table:style-name="ce8"/>
          <table:table-cell table:style-name="ce4" office:value-type="float" office:value="65.3705">
            <text:p>65.371</text:p>
          </table:table-cell>
          <table:table-cell table:style-name="ce4" office:value-type="float" office:value="3.17314">
            <text:p>3.173</text:p>
          </table:table-cell>
          <table:table-cell table:style-name="ce8" office:value-type="float" office:value="0.696884">
            <text:p>0.70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table:style-name="ce4" office:value-type="float" office:value="82.6166">
            <text:p>82.617</text:p>
          </table:table-cell>
          <table:table-cell table:style-name="ce4" office:value-type="float" office:value="4.20567">
            <text:p>4.206</text:p>
          </table:table-cell>
          <table:table-cell table:style-name="ce8" office:value-type="float" office:value="0.724257">
            <text:p>0.72</text:p>
          </table:table-cell>
          <table:table-cell table:style-name="ce8"/>
          <table:table-cell table:style-name="ce4" office:value-type="float" office:value="63.8975">
            <text:p>63.898</text:p>
          </table:table-cell>
          <table:table-cell table:style-name="ce4" office:value-type="float" office:value="2.30233">
            <text:p>2.302</text:p>
          </table:table-cell>
          <table:table-cell table:style-name="ce8" office:value-type="float" office:value="0.721415">
            <text:p>0.72</text:p>
          </table:table-cell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table:style-name="ce4" office:value-type="float" office:value="72.3735">
            <text:p>72.374</text:p>
          </table:table-cell>
          <table:table-cell table:style-name="ce4" office:value-type="float" office:value="2.57334">
            <text:p>2.573</text:p>
          </table:table-cell>
          <table:table-cell table:style-name="ce8" office:value-type="float" office:value="0.748427">
            <text:p>0.75</text:p>
          </table:table-cell>
          <table:table-cell table:style-name="ce8"/>
          <table:table-cell table:style-name="ce4" office:value-type="float" office:value="54.6407">
            <text:p>54.641</text:p>
          </table:table-cell>
          <table:table-cell table:style-name="ce4" office:value-type="float" office:value="1.52769">
            <text:p>1.528</text:p>
          </table:table-cell>
          <table:table-cell table:style-name="ce8" office:value-type="float" office:value="0.75993">
            <text:p>0.76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/>
          <table:table-cell table:style-name="ce11" office:value-type="string">
            <text:p>Lorentzian</text:p>
          </table:table-cell>
          <table:table-cell table:style-name="ce13" office:value-type="string">
            <text:p>Lorentzian</text:p>
          </table:table-cell>
          <table:table-cell table:style-name="ce13"/>
          <table:table-cell table:style-name="Default"/>
          <table:table-cell table:style-name="ce13"/>
          <table:table-cell table:style-name="ce15" office:value-type="string">
            <text:p>Gaussian Peak 1</text:p>
          </table:table-cell>
          <table:table-cell table:style-name="ce17" office:value-type="string">
            <text:p>Peak 2</text:p>
          </table:table-cell>
          <table:table-cell table:style-name="ce17"/>
          <table:table-cell table:style-name="Default"/>
          <table:table-cell table:style-name="ce19" office:value-type="string">
            <text:p>g (Lorentz)</text:p>
          </table:table-cell>
          <table:table-cell table:style-name="ce19"/>
          <table:table-cell table:style-name="ce23" table:number-columns-repeated="2"/>
          <table:table-cell table:style-name="ce19" office:value-type="string">
            <text:p>g (Gaussian)</text:p>
          </table:table-cell>
          <table:table-cell table:style-name="ce19"/>
          <table:table-cell table:style-name="ce2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>
            <text:p>Angle</text:p>
          </table:table-cell>
          <table:table-cell table:style-name="ce12" office:value-type="string">
            <text:p>Left</text:p>
          </table:table-cell>
          <table:table-cell table:style-name="ce14" office:value-type="string">
            <text:p>Right</text:p>
          </table:table-cell>
          <table:table-cell table:style-name="ce14"/>
          <table:table-cell table:style-name="Default"/>
          <table:table-cell table:style-name="ce14"/>
          <table:table-cell table:style-name="ce16" office:value-type="string">
            <text:p>left</text:p>
          </table:table-cell>
          <table:table-cell table:style-name="ce18" office:value-type="string">
            <text:p>right</text:p>
          </table:table-cell>
          <table:table-cell table:style-name="ce18"/>
          <table:table-cell table:style-name="Default"/>
          <table:table-cell table:style-name="ce19" office:value-type="string">
            <text:p>Peak 1</text:p>
          </table:table-cell>
          <table:table-cell table:style-name="ce19" office:value-type="string">
            <text:p>error</text:p>
          </table:table-cell>
          <table:table-cell table:style-name="ce19" office:value-type="string">
            <text:p>Peak 2</text:p>
          </table:table-cell>
          <table:table-cell table:style-name="ce19" office:value-type="string">
            <text:p>error</text:p>
          </table:table-cell>
          <table:table-cell table:style-name="ce19" office:value-type="string">
            <text:p>Peak 1</text:p>
          </table:table-cell>
          <table:table-cell table:style-name="ce19" office:value-type="string">
            <text:p>error</text:p>
          </table:table-cell>
          <table:table-cell table:style-name="ce19" office:value-type="string">
            <text:p>Peak 2</text:p>
          </table:table-cell>
          <table:table-cell office:value-type="string">
            <text:p>error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0" table:number-columns-repeated="2"/>
          <table:table-cell table:style-name="ce22" table:number-columns-repeated="5"/>
          <table:table-cell table:style-name="ce20"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175.17">
            <text:p>-3175.17</text:p>
          </table:table-cell>
          <table:table-cell office:value-type="float" office:value="-3085.39">
            <text:p>-3085.39</text:p>
          </table:table-cell>
          <table:table-cell/>
          <table:table-cell table:style-name="Default"/>
          <table:table-cell/>
          <table:table-cell office:value-type="float" office:value="-3197.52">
            <text:p>-3197.52</text:p>
          </table:table-cell>
          <table:table-cell office:value-type="float" office:value="-3075.95">
            <text:p>-3075.95</text:p>
          </table:table-cell>
          <table:table-cell/>
          <table:table-cell table:style-name="Default"/>
          <table:table-cell table:style-name="ce21" table:formula="of:=6766.100312/[.B4]" office:value-type="float" office:value="-2.13094111874325">
            <text:p>-2.1309</text:p>
          </table:table-cell>
          <table:table-cell table:style-name="ce21" table:formula="of:= SQRT(7.1447732/[.B4]^2)" office:value-type="float" office:value="0.000841835510084949">
            <text:p>0.0008</text:p>
          </table:table-cell>
          <table:table-cell table:style-name="ce21" table:formula="of:=6766.100312/[.C4]" office:value-type="float" office:value="-2.19294815631087">
            <text:p>-2.1929</text:p>
          </table:table-cell>
          <table:table-cell table:style-name="ce21" table:formula="of:= SQRT(7.1447732/[.C4]^2)" office:value-type="float" office:value="0.00086633160039944">
            <text:p>0.0009</text:p>
          </table:table-cell>
          <table:table-cell table:style-name="ce21" table:formula="of:=6766.100312/[.G4]" office:value-type="float" office:value="-2.11604628336961">
            <text:p>-2.1160</text:p>
          </table:table-cell>
          <table:table-cell table:style-name="ce21" table:formula="of:= SQRT(7.1447732/[.G4]^2)" office:value-type="float" office:value="0.000835951254896428">
            <text:p>0.0008</text:p>
          </table:table-cell>
          <table:table-cell table:style-name="ce21" table:formula="of:=6766.100312/[.H4]" office:value-type="float" office:value="-2.19967824964645">
            <text:p>-2.1997</text:p>
          </table:table-cell>
          <table:table-cell table:style-name="ce20" table:formula="of:= SQRT(7.1447732/[.H4]^2)" office:value-type="float" office:value="0.000868990346577944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-3186.17">
            <text:p>-3186.17</text:p>
          </table:table-cell>
          <table:table-cell table:style-name="Default" office:value-type="float" office:value="-3108.84">
            <text:p>-3108.84</text:p>
          </table:table-cell>
          <table:table-cell table:style-name="Default" table:number-columns-repeated="2"/>
          <table:table-cell/>
          <table:table-cell office:value-type="float" office:value="-3201.23">
            <text:p>-3201.23</text:p>
          </table:table-cell>
          <table:table-cell office:value-type="float" office:value="-3100.75">
            <text:p>-3100.75</text:p>
          </table:table-cell>
          <table:table-cell/>
          <table:table-cell table:style-name="Default"/>
          <table:table-cell table:style-name="ce21" table:formula="of:=6766.100312/[.B5]" office:value-type="float" office:value="-2.12358421302065">
            <text:p>-2.1236</text:p>
          </table:table-cell>
          <table:table-cell table:style-name="ce21" table:formula="of:= SQRT(7.1447732/[.B5]^2)" office:value-type="float" office:value="0.000838929139548871">
            <text:p>0.0008</text:p>
          </table:table-cell>
          <table:table-cell table:style-name="ce21" table:formula="of:=6766.100312/[.C5]" office:value-type="float" office:value="-2.17640673434464">
            <text:p>-2.1764</text:p>
          </table:table-cell>
          <table:table-cell table:style-name="ce21" table:formula="of:= SQRT(7.1447732/[.C5]^2)" office:value-type="float" office:value="0.000859796855597724">
            <text:p>0.0009</text:p>
          </table:table-cell>
          <table:table-cell table:style-name="ce21" table:formula="of:=6766.100312/[.G5]" office:value-type="float" office:value="-2.1135939348313">
            <text:p>-2.1136</text:p>
          </table:table-cell>
          <table:table-cell table:style-name="ce21" table:formula="of:= SQRT(7.1447732/[.G5]^2)" office:value-type="float" office:value="0.000834982446296088">
            <text:p>0.0008</text:p>
          </table:table-cell>
          <table:table-cell table:style-name="ce21" table:formula="of:=6766.100312/[.H5]" office:value-type="float" office:value="-2.18208508006128">
            <text:p>-2.1821</text:p>
          </table:table-cell>
          <table:table-cell table:style-name="ce20" table:formula="of:= SQRT(7.1447732/[.H5]^2)" office:value-type="float" office:value="0.000862040105315304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195.18">
            <text:p>-3195.18</text:p>
          </table:table-cell>
          <table:table-cell office:value-type="float" office:value="-3131.57">
            <text:p>-3131.57</text:p>
          </table:table-cell>
          <table:table-cell/>
          <table:table-cell table:style-name="Default"/>
          <table:table-cell/>
          <table:table-cell office:value-type="float" office:value="-3204.28">
            <text:p>-3204.28</text:p>
          </table:table-cell>
          <table:table-cell office:value-type="float" office:value="-3124.81">
            <text:p>-3124.81</text:p>
          </table:table-cell>
          <table:table-cell/>
          <table:table-cell table:style-name="Default"/>
          <table:table-cell table:style-name="ce21" table:formula="of:=6766.100312/[.B6]" office:value-type="float" office:value="-2.11759597643951">
            <text:p>-2.1176</text:p>
          </table:table-cell>
          <table:table-cell table:style-name="ce21" table:formula="of:= SQRT(7.1447732/[.B6]^2)" office:value-type="float" office:value="0.000836563466395141">
            <text:p>0.0008</text:p>
          </table:table-cell>
          <table:table-cell table:style-name="ce21" table:formula="of:=6766.100312/[.C6]" office:value-type="float" office:value="-2.16060963414517">
            <text:p>-2.1606</text:p>
          </table:table-cell>
          <table:table-cell table:style-name="ce21" table:formula="of:= SQRT(7.1447732/[.C6]^2)" office:value-type="float" office:value="0.000853556157632251">
            <text:p>0.0009</text:p>
          </table:table-cell>
          <table:table-cell table:style-name="ce21" table:formula="of:=6766.100312/[.G6]" office:value-type="float" office:value="-2.11158210643265">
            <text:p>-2.1116</text:p>
          </table:table-cell>
          <table:table-cell table:style-name="ce21" table:formula="of:= SQRT(7.1447732/[.G6]^2)" office:value-type="float" office:value="0.000834187666669713">
            <text:p>0.0008</text:p>
          </table:table-cell>
          <table:table-cell table:style-name="ce21" table:formula="of:=6766.100312/[.H6]" office:value-type="float" office:value="-2.16528374909194">
            <text:p>-2.1653</text:p>
          </table:table-cell>
          <table:table-cell table:style-name="ce20" table:formula="of:= SQRT(7.1447732/[.H6]^2)" office:value-type="float" office:value="0.000855402682581158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3201.25">
            <text:p>-3201.25</text:p>
          </table:table-cell>
          <table:table-cell office:value-type="float" office:value="-3144.89">
            <text:p>-3144.89</text:p>
          </table:table-cell>
          <table:table-cell/>
          <table:table-cell table:style-name="Default"/>
          <table:table-cell/>
          <table:table-cell office:value-type="float" office:value="-3208.82">
            <text:p>-3208.82</text:p>
          </table:table-cell>
          <table:table-cell office:value-type="float" office:value="-3138.48">
            <text:p>-3138.48</text:p>
          </table:table-cell>
          <table:table-cell/>
          <table:table-cell table:style-name="Default"/>
          <table:table-cell table:style-name="ce21" table:formula="of:=6766.100312/[.B7]" office:value-type="float" office:value="-2.11358073002733">
            <text:p>-2.1136</text:p>
          </table:table-cell>
          <table:table-cell table:style-name="ce21" table:formula="of:= SQRT(7.1447732/[.B7]^2)" office:value-type="float" office:value="0.000834977229693534">
            <text:p>0.0008</text:p>
          </table:table-cell>
          <table:table-cell table:style-name="ce21" table:formula="of:=6766.100312/[.C7]" office:value-type="float" office:value="-2.15145849679957">
            <text:p>-2.1515</text:p>
          </table:table-cell>
          <table:table-cell table:style-name="ce21" table:formula="of:= SQRT(7.1447732/[.C7]^2)" office:value-type="float" office:value="0.000849940969813389">
            <text:p>0.0008</text:p>
          </table:table-cell>
          <table:table-cell table:style-name="ce21" table:formula="of:=6766.100312/[.G7]" office:value-type="float" office:value="-2.10859453381617">
            <text:p>-2.1086</text:p>
          </table:table-cell>
          <table:table-cell table:style-name="ce21" table:formula="of:= SQRT(7.1447732/[.G7]^2)" office:value-type="float" office:value="0.000833007415983579">
            <text:p>0.0008</text:p>
          </table:table-cell>
          <table:table-cell table:style-name="ce21" table:formula="of:=6766.100312/[.H7]" office:value-type="float" office:value="-2.15585261400423">
            <text:p>-2.1559</text:p>
          </table:table-cell>
          <table:table-cell table:style-name="ce20" table:formula="of:= SQRT(7.1447732/[.H7]^2)" office:value-type="float" office:value="0.000851676880705446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3200.6">
            <text:p>-3200.6</text:p>
          </table:table-cell>
          <table:table-cell office:value-type="float" office:value="-3146.73">
            <text:p>-3146.73</text:p>
          </table:table-cell>
          <table:table-cell/>
          <table:table-cell table:style-name="Default"/>
          <table:table-cell/>
          <table:table-cell office:value-type="float" office:value="-3208.43">
            <text:p>-3208.43</text:p>
          </table:table-cell>
          <table:table-cell office:value-type="float" office:value="-3140.45">
            <text:p>-3140.45</text:p>
          </table:table-cell>
          <table:table-cell/>
          <table:table-cell table:style-name="Default"/>
          <table:table-cell table:style-name="ce21" table:formula="of:=6766.100312/[.B8]" office:value-type="float" office:value="-2.11400997063051">
            <text:p>-2.1140</text:p>
          </table:table-cell>
          <table:table-cell table:style-name="ce21" table:formula="of:= SQRT(7.1447732/[.B8]^2)" office:value-type="float" office:value="0.000835146802648387">
            <text:p>0.0008</text:p>
          </table:table-cell>
          <table:table-cell table:style-name="ce21" table:formula="of:=6766.100312/[.C8]" office:value-type="float" office:value="-2.15020046588045">
            <text:p>-2.1502</text:p>
          </table:table-cell>
          <table:table-cell table:style-name="ce21" table:formula="of:= SQRT(7.1447732/[.C8]^2)" office:value-type="float" office:value="0.000849443980435699">
            <text:p>0.0008</text:p>
          </table:table-cell>
          <table:table-cell table:style-name="ce21" table:formula="of:=6766.100312/[.G8]" office:value-type="float" office:value="-2.108850843559">
            <text:p>-2.1089</text:p>
          </table:table-cell>
          <table:table-cell table:style-name="ce21" table:formula="of:= SQRT(7.1447732/[.G8]^2)" office:value-type="float" office:value="0.000833108672016041">
            <text:p>0.0008</text:p>
          </table:table-cell>
          <table:table-cell table:style-name="ce21" table:formula="of:=6766.100312/[.H8]" office:value-type="float" office:value="-2.15450025060103">
            <text:p>-2.1545</text:p>
          </table:table-cell>
          <table:table-cell table:style-name="ce20" table:formula="of:= SQRT(7.1447732/[.H8]^2)" office:value-type="float" office:value="0.000851142624960253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3196.07">
            <text:p>-3196.07</text:p>
          </table:table-cell>
          <table:table-cell office:value-type="float" office:value="-3143.93">
            <text:p>-3143.93</text:p>
          </table:table-cell>
          <table:table-cell/>
          <table:table-cell table:style-name="Default"/>
          <table:table-cell/>
          <table:table-cell office:value-type="float" office:value="-3203.94">
            <text:p>-3203.94</text:p>
          </table:table-cell>
          <table:table-cell office:value-type="float" office:value="-3130.02">
            <text:p>-3130.02</text:p>
          </table:table-cell>
          <table:table-cell/>
          <table:table-cell table:style-name="Default"/>
          <table:table-cell table:style-name="ce21" table:formula="of:=6766.100312/[.B9]" office:value-type="float" office:value="-2.1170062958571">
            <text:p>-2.1170</text:p>
          </table:table-cell>
          <table:table-cell table:style-name="ce21" table:formula="of:= SQRT(7.1447732/[.B9]^2)" office:value-type="float" office:value="0.000836330511082807">
            <text:p>0.0008</text:p>
          </table:table-cell>
          <table:table-cell table:style-name="ce21" table:formula="of:=6766.100312/[.C9]" office:value-type="float" office:value="-2.15211544531844">
            <text:p>-2.1521</text:p>
          </table:table-cell>
          <table:table-cell table:style-name="ce21" table:formula="of:= SQRT(7.1447732/[.C9]^2)" office:value-type="float" office:value="0.000850200499551971">
            <text:p>0.0009</text:p>
          </table:table-cell>
          <table:table-cell table:style-name="ce21" table:formula="of:=6766.100312/[.G9]" office:value-type="float" office:value="-2.11180618613332">
            <text:p>-2.1118</text:p>
          </table:table-cell>
          <table:table-cell table:style-name="ce21" table:formula="of:= SQRT(7.1447732/[.G9]^2)" office:value-type="float" office:value="0.000834276190114805">
            <text:p>0.0008</text:p>
          </table:table-cell>
          <table:table-cell table:style-name="ce21" table:formula="of:=6766.100312/[.H9]" office:value-type="float" office:value="-2.16167957776628">
            <text:p>-2.1617</text:p>
          </table:table-cell>
          <table:table-cell table:style-name="ce20" table:formula="of:= SQRT(7.1447732/[.H9]^2)" office:value-type="float" office:value="0.000853978842485488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3185.57">
            <text:p>-3185.57</text:p>
          </table:table-cell>
          <table:table-cell office:value-type="float" office:value="-3116.48">
            <text:p>-3116.48</text:p>
          </table:table-cell>
          <table:table-cell/>
          <table:table-cell table:style-name="Default"/>
          <table:table-cell/>
          <table:table-cell office:value-type="float" office:value="-3196.21">
            <text:p>-3196.21</text:p>
          </table:table-cell>
          <table:table-cell office:value-type="float" office:value="-3109.51">
            <text:p>-3109.51</text:p>
          </table:table-cell>
          <table:table-cell/>
          <table:table-cell table:style-name="Default"/>
          <table:table-cell table:style-name="ce21" table:formula="of:=6766.100312/[.B10]" office:value-type="float" office:value="-2.12398418870092">
            <text:p>-2.1240</text:p>
          </table:table-cell>
          <table:table-cell table:style-name="ce21" table:formula="of:= SQRT(7.1447732/[.B10]^2)" office:value-type="float" office:value="0.000839087151296762">
            <text:p>0.0008</text:p>
          </table:table-cell>
          <table:table-cell table:style-name="ce21" table:formula="of:=6766.100312/[.C10]" office:value-type="float" office:value="-2.17107130865592">
            <text:p>-2.1711</text:p>
          </table:table-cell>
          <table:table-cell table:style-name="ce21" table:formula="of:= SQRT(7.1447732/[.C10]^2)" office:value-type="float" office:value="0.000857689077599223">
            <text:p>0.0009</text:p>
          </table:table-cell>
          <table:table-cell table:style-name="ce21" table:formula="of:=6766.100312/[.G10]" office:value-type="float" office:value="-2.11691356700592">
            <text:p>-2.1169</text:p>
          </table:table-cell>
          <table:table-cell table:style-name="ce21" table:formula="of:= SQRT(7.1447732/[.G10]^2)" office:value-type="float" office:value="0.000836293878235919">
            <text:p>0.0008</text:p>
          </table:table-cell>
          <table:table-cell table:style-name="ce21" table:formula="of:=6766.100312/[.H10]" office:value-type="float" office:value="-2.17593778826889">
            <text:p>-2.1759</text:p>
          </table:table-cell>
          <table:table-cell table:style-name="ce20" table:formula="of:= SQRT(7.1447732/[.H10]^2)" office:value-type="float" office:value="0.000859611596861379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3175.12">
            <text:p>-3175.12</text:p>
          </table:table-cell>
          <table:table-cell office:value-type="float" office:value="-3089.88">
            <text:p>-3089.88</text:p>
          </table:table-cell>
          <table:table-cell/>
          <table:table-cell table:style-name="Default"/>
          <table:table-cell/>
          <table:table-cell office:value-type="float" office:value="-3191.38">
            <text:p>-3191.38</text:p>
          </table:table-cell>
          <table:table-cell office:value-type="float" office:value="-3080.43">
            <text:p>-3080.43</text:p>
          </table:table-cell>
          <table:table-cell/>
          <table:table-cell table:style-name="Default"/>
          <table:table-cell table:style-name="ce21" table:formula="of:=6766.100312/[.B11]" office:value-type="float" office:value="-2.13097467560281">
            <text:p>-2.1310</text:p>
          </table:table-cell>
          <table:table-cell table:style-name="ce21" table:formula="of:= SQRT(7.1447732/[.B11]^2)" office:value-type="float" office:value="0.000841848766836034">
            <text:p>0.0008</text:p>
          </table:table-cell>
          <table:table-cell table:style-name="ce21" table:formula="of:=6766.100312/[.C11]" office:value-type="float" office:value="-2.18976151565757">
            <text:p>-2.1898</text:p>
          </table:table-cell>
          <table:table-cell table:style-name="ce21" table:formula="of:= SQRT(7.1447732/[.C11]^2)" office:value-type="float" office:value="0.000865072707210774">
            <text:p>0.0009</text:p>
          </table:table-cell>
          <table:table-cell table:style-name="ce21" table:formula="of:=6766.100312/[.G11]" office:value-type="float" office:value="-2.12011741378338">
            <text:p>-2.1201</text:p>
          </table:table-cell>
          <table:table-cell table:style-name="ce21" table:formula="of:= SQRT(7.1447732/[.G11]^2)" office:value-type="float" office:value="0.000837559568762237">
            <text:p>0.0008</text:p>
          </table:table-cell>
          <table:table-cell table:style-name="ce21" table:formula="of:=6766.100312/[.H11]" office:value-type="float" office:value="-2.19647916427252">
            <text:p>-2.1965</text:p>
          </table:table-cell>
          <table:table-cell table:style-name="ce20" table:formula="of:= SQRT(7.1447732/[.H11]^2)" office:value-type="float" office:value="0.000867726537060224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3158.15">
            <text:p>-3158.15</text:p>
          </table:table-cell>
          <table:table-cell office:value-type="float" office:value="-3056.06">
            <text:p>-3056.06</text:p>
          </table:table-cell>
          <table:table-cell/>
          <table:table-cell table:style-name="Default"/>
          <table:table-cell/>
          <table:table-cell office:value-type="float" office:value="-3183">
            <text:p>-3183</text:p>
          </table:table-cell>
          <table:table-cell office:value-type="float" office:value="3043.21">
            <text:p>3043.21</text:p>
          </table:table-cell>
          <table:table-cell/>
          <table:table-cell table:style-name="Default"/>
          <table:table-cell table:style-name="ce21" table:formula="of:=6766.100312/[.B12]" office:value-type="float" office:value="-2.14242525275873">
            <text:p>-2.1424</text:p>
          </table:table-cell>
          <table:table-cell table:style-name="ce21" table:formula="of:= SQRT(7.1447732/[.B12]^2)" office:value-type="float" office:value="0.00084637235614408">
            <text:p>0.0008</text:p>
          </table:table-cell>
          <table:table-cell table:style-name="ce21" table:formula="of:=6766.100312/[.C12]" office:value-type="float" office:value="-2.21399459172922">
            <text:p>-2.2140</text:p>
          </table:table-cell>
          <table:table-cell table:style-name="ce21" table:formula="of:= SQRT(7.1447732/[.C12]^2)" office:value-type="float" office:value="0.000874646066031566">
            <text:p>0.0009</text:p>
          </table:table-cell>
          <table:table-cell table:style-name="ce21" table:formula="of:=6766.100312/[.G12]" office:value-type="float" office:value="-2.12569912409676">
            <text:p>-2.1257</text:p>
          </table:table-cell>
          <table:table-cell table:style-name="ce21" table:formula="of:= SQRT(7.1447732/[.G12]^2)" office:value-type="float" office:value="0.000839764642336295">
            <text:p>0.0008</text:p>
          </table:table-cell>
          <table:table-cell table:style-name="ce21" table:formula="of:=6766.100312/[.H12]" office:value-type="float" office:value="2.223343217195">
            <text:p>2.2233</text:p>
          </table:table-cell>
          <table:table-cell table:style-name="ce20" table:formula="of:= SQRT(7.1447732/[.H12]^2)" office:value-type="float" office:value="0.000878339272201533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3141.65">
            <text:p>-3141.65</text:p>
          </table:table-cell>
          <table:table-cell office:value-type="float" office:value="-3027.51">
            <text:p>-3027.51</text:p>
          </table:table-cell>
          <table:table-cell/>
          <table:table-cell table:style-name="Default"/>
          <table:table-cell/>
          <table:table-cell office:value-type="float" office:value="-3170.22">
            <text:p>-3170.22</text:p>
          </table:table-cell>
          <table:table-cell office:value-type="float" office:value="-3014.52">
            <text:p>-3014.52</text:p>
          </table:table-cell>
          <table:table-cell/>
          <table:table-cell table:style-name="Default"/>
          <table:table-cell table:style-name="ce21" table:formula="of:=6766.100312/[.B13]" office:value-type="float" office:value="-2.15367730714752">
            <text:p>-2.1537</text:p>
          </table:table-cell>
          <table:table-cell table:style-name="ce21" table:formula="of:= SQRT(7.1447732/[.B13]^2)" office:value-type="float" office:value="0.000850817518360233">
            <text:p>0.0009</text:p>
          </table:table-cell>
          <table:table-cell table:style-name="ce21" table:formula="of:=6766.100312/[.C13]" office:value-type="float" office:value="-2.23487298539063">
            <text:p>-2.2349</text:p>
          </table:table-cell>
          <table:table-cell table:style-name="ce21" table:formula="of:= SQRT(7.1447732/[.C13]^2)" office:value-type="float" office:value="0.000882894146198172">
            <text:p>0.0009</text:p>
          </table:table-cell>
          <table:table-cell table:style-name="ce21" table:formula="of:=6766.100312/[.G13]" office:value-type="float" office:value="-2.13426838263591">
            <text:p>-2.1343</text:p>
          </table:table-cell>
          <table:table-cell table:style-name="ce21" table:formula="of:= SQRT(7.1447732/[.G13]^2)" office:value-type="float" office:value="0.000843149956960851">
            <text:p>0.0008</text:p>
          </table:table-cell>
          <table:table-cell table:style-name="ce21" table:formula="of:=6766.100312/[.H13]" office:value-type="float" office:value="-2.24450337433489">
            <text:p>-2.2445</text:p>
          </table:table-cell>
          <table:table-cell table:style-name="ce20" table:formula="of:= SQRT(7.1447732/[.H13]^2)" office:value-type="float" office:value="0.000886698663985121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10">
            <text:p>110</text:p>
          </table:table-cell>
          <table:table-cell table:style-name="Default" office:value-type="float" office:value="-3124.24">
            <text:p>-3124.24</text:p>
          </table:table-cell>
          <table:table-cell office:value-type="float" office:value="-3006.03">
            <text:p>-3006.03</text:p>
          </table:table-cell>
          <table:table-cell/>
          <table:table-cell table:style-name="Default"/>
          <table:table-cell/>
          <table:table-cell office:value-type="float" office:value="-3159.44">
            <text:p>-3159.44</text:p>
          </table:table-cell>
          <table:table-cell office:value-type="float" office:value="-2992.94">
            <text:p>-2992.94</text:p>
          </table:table-cell>
          <table:table-cell/>
          <table:table-cell table:style-name="Default"/>
          <table:table-cell table:style-name="ce21" table:formula="of:=6766.100312/[.B14]" office:value-type="float" office:value="-2.16567879292244">
            <text:p>-2.1657</text:p>
          </table:table-cell>
          <table:table-cell table:style-name="ce21" table:formula="of:= SQRT(7.1447732/[.B14]^2)" office:value-type="float" office:value="0.00085555874598508">
            <text:p>0.0009</text:p>
          </table:table-cell>
          <table:table-cell table:style-name="ce21" table:formula="of:=6766.100312/[.C14]" office:value-type="float" office:value="-2.25084257708672">
            <text:p>-2.2508</text:p>
          </table:table-cell>
          <table:table-cell table:style-name="ce21" table:formula="of:= SQRT(7.1447732/[.C14]^2)" office:value-type="float" office:value="0.000889202987513906">
            <text:p>0.0009</text:p>
          </table:table-cell>
          <table:table-cell table:style-name="ce21" table:formula="of:=6766.100312/[.G14]" office:value-type="float" office:value="-2.14155050008862">
            <text:p>-2.1416</text:p>
          </table:table-cell>
          <table:table-cell table:style-name="ce21" table:formula="of:= SQRT(7.1447732/[.G14]^2)" office:value-type="float" office:value="0.000846026782137476">
            <text:p>0.0008</text:p>
          </table:table-cell>
          <table:table-cell table:style-name="ce21" table:formula="of:=6766.100312/[.H14]" office:value-type="float" office:value="-2.26068692055303">
            <text:p>-2.2607</text:p>
          </table:table-cell>
          <table:table-cell table:style-name="ce20" table:formula="of:= SQRT(7.1447732/[.H14]^2)" office:value-type="float" office:value="0.000893092028759824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3109.92">
            <text:p>-3109.92</text:p>
          </table:table-cell>
          <table:table-cell office:value-type="float" office:value="-2991.13">
            <text:p>-2991.13</text:p>
          </table:table-cell>
          <table:table-cell/>
          <table:table-cell table:style-name="Default"/>
          <table:table-cell/>
          <table:table-cell office:value-type="float" office:value="-3148.53">
            <text:p>-3148.53</text:p>
          </table:table-cell>
          <table:table-cell office:value-type="float" office:value="-2977.99">
            <text:p>-2977.99</text:p>
          </table:table-cell>
          <table:table-cell/>
          <table:table-cell table:style-name="Default"/>
          <table:table-cell table:style-name="ce21" table:formula="of:=6766.100312/[.B15]" office:value-type="float" office:value="-2.17565092092401">
            <text:p>-2.1757</text:p>
          </table:table-cell>
          <table:table-cell table:style-name="ce21" table:formula="of:= SQRT(7.1447732/[.B15]^2)" office:value-type="float" office:value="0.000859498268944676">
            <text:p>0.0009</text:p>
          </table:table-cell>
          <table:table-cell table:style-name="ce21" table:formula="of:=6766.100312/[.C15]" office:value-type="float" office:value="-2.26205491302618">
            <text:p>-2.2621</text:p>
          </table:table-cell>
          <table:table-cell table:style-name="ce21" table:formula="of:= SQRT(7.1447732/[.C15]^2)" office:value-type="float" office:value="0.00089363245882206">
            <text:p>0.0009</text:p>
          </table:table-cell>
          <table:table-cell table:style-name="ce21" table:formula="of:=6766.100312/[.G15]" office:value-type="float" office:value="-2.14897120624545">
            <text:p>-2.1490</text:p>
          </table:table-cell>
          <table:table-cell table:style-name="ce21" table:formula="of:= SQRT(7.1447732/[.G15]^2)" office:value-type="float" office:value="0.000848958357251297">
            <text:p>0.0008</text:p>
          </table:table-cell>
          <table:table-cell table:style-name="ce21" table:formula="of:=6766.100312/[.H15]" office:value-type="float" office:value="-2.27203594102062">
            <text:p>-2.2720</text:p>
          </table:table-cell>
          <table:table-cell table:style-name="ce20" table:formula="of:= SQRT(7.1447732/[.H15]^2)" office:value-type="float" office:value="0.000897575497753998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3102.41">
            <text:p>-3102.41</text:p>
          </table:table-cell>
          <table:table-cell office:value-type="float" office:value="-2983.35">
            <text:p>-2983.35</text:p>
          </table:table-cell>
          <table:table-cell/>
          <table:table-cell table:style-name="Default"/>
          <table:table-cell/>
          <table:table-cell office:value-type="float" office:value="-3135.92">
            <text:p>-3135.92</text:p>
          </table:table-cell>
          <table:table-cell office:value-type="float" office:value="-2971.11">
            <text:p>-2971.11</text:p>
          </table:table-cell>
          <table:table-cell/>
          <table:table-cell table:style-name="Default"/>
          <table:table-cell table:style-name="ce21" table:formula="of:=6766.100312/[.B16]" office:value-type="float" office:value="-2.18091751638243">
            <text:p>-2.1809</text:p>
          </table:table-cell>
          <table:table-cell table:style-name="ce21" table:formula="of:= SQRT(7.1447732/[.B16]^2)" office:value-type="float" office:value="0.000861578855327448">
            <text:p>0.0009</text:p>
          </table:table-cell>
          <table:table-cell table:style-name="ce21" table:formula="of:=6766.100312/[.C16]" office:value-type="float" office:value="-2.26795391489433">
            <text:p>-2.2680</text:p>
          </table:table-cell>
          <table:table-cell table:style-name="ce21" table:formula="of:= SQRT(7.1447732/[.C16]^2)" office:value-type="float" office:value="0.000895962879500034">
            <text:p>0.0009</text:p>
          </table:table-cell>
          <table:table-cell table:style-name="ce21" table:formula="of:=6766.100312/[.G16]" office:value-type="float" office:value="-2.15761253858517">
            <text:p>-2.1576</text:p>
          </table:table-cell>
          <table:table-cell table:style-name="ce21" table:formula="of:= SQRT(7.1447732/[.G16]^2)" office:value-type="float" office:value="0.000852372144875005">
            <text:p>0.0009</text:p>
          </table:table-cell>
          <table:table-cell table:style-name="ce21" table:formula="of:=6766.100312/[.H16]" office:value-type="float" office:value="-2.27729714214553">
            <text:p>-2.2773</text:p>
          </table:table-cell>
          <table:table-cell table:style-name="ce20" table:formula="of:= SQRT(7.1447732/[.H16]^2)" office:value-type="float" office:value="0.000899653953087037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3095.03">
            <text:p>-3095.03</text:p>
          </table:table-cell>
          <table:table-cell office:value-type="float" office:value="-2983.8">
            <text:p>-2983.8</text:p>
          </table:table-cell>
          <table:table-cell/>
          <table:table-cell table:style-name="Default"/>
          <table:table-cell/>
          <table:table-cell office:value-type="float" office:value="-3120.65">
            <text:p>-3120.65</text:p>
          </table:table-cell>
          <table:table-cell office:value-type="float" office:value="-2971.9">
            <text:p>-2971.9</text:p>
          </table:table-cell>
          <table:table-cell/>
          <table:table-cell table:style-name="Default"/>
          <table:table-cell table:style-name="ce21" table:formula="of:=6766.100312/[.B17]" office:value-type="float" office:value="-2.18611784441508">
            <text:p>-2.1861</text:p>
          </table:table-cell>
          <table:table-cell table:style-name="ce21" table:formula="of:= SQRT(7.1447732/[.B17]^2)" office:value-type="float" office:value="0.000863633262539112">
            <text:p>0.0009</text:p>
          </table:table-cell>
          <table:table-cell table:style-name="ce21" table:formula="of:=6766.100312/[.C17]" office:value-type="float" office:value="-2.26761187479054">
            <text:p>-2.2676</text:p>
          </table:table-cell>
          <table:table-cell table:style-name="ce21" table:formula="of:= SQRT(7.1447732/[.C17]^2)" office:value-type="float" office:value="0.000895827755397958">
            <text:p>0.0009</text:p>
          </table:table-cell>
          <table:table-cell table:style-name="ce21" table:formula="of:=6766.100312/[.G17]" office:value-type="float" office:value="-2.16817019274831">
            <text:p>-2.1682</text:p>
          </table:table-cell>
          <table:table-cell table:style-name="ce21" table:formula="of:= SQRT(7.1447732/[.G17]^2)" office:value-type="float" office:value="0.000856542981928902">
            <text:p>0.0009</text:p>
          </table:table-cell>
          <table:table-cell table:style-name="ce21" table:formula="of:=6766.100312/[.H17]" office:value-type="float" office:value="-2.27669178370739">
            <text:p>-2.2767</text:p>
          </table:table-cell>
          <table:table-cell table:style-name="ce20" table:formula="of:= SQRT(7.1447732/[.H17]^2)" office:value-type="float" office:value="0.000899414804184672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3095.03">
            <text:p>-3095.03</text:p>
          </table:table-cell>
          <table:table-cell office:value-type="float" office:value="-2983.8">
            <text:p>-2983.8</text:p>
          </table:table-cell>
          <table:table-cell/>
          <table:table-cell table:style-name="Default"/>
          <table:table-cell/>
          <table:table-cell office:value-type="float" office:value="-3120.03">
            <text:p>-3120.03</text:p>
          </table:table-cell>
          <table:table-cell office:value-type="float" office:value="-2979.75">
            <text:p>-2979.75</text:p>
          </table:table-cell>
          <table:table-cell/>
          <table:table-cell table:style-name="Default"/>
          <table:table-cell table:style-name="ce21" table:formula="of:=6766.100312/[.B18]" office:value-type="float" office:value="-2.18611784441508">
            <text:p>-2.1861</text:p>
          </table:table-cell>
          <table:table-cell table:style-name="ce21" table:formula="of:= SQRT(7.1447732/[.B18]^2)" office:value-type="float" office:value="0.000863633262539112">
            <text:p>0.0009</text:p>
          </table:table-cell>
          <table:table-cell table:style-name="ce21" table:formula="of:=6766.100312/[.C18]" office:value-type="float" office:value="-2.26761187479054">
            <text:p>-2.2676</text:p>
          </table:table-cell>
          <table:table-cell table:style-name="ce21" table:formula="of:= SQRT(7.1447732/[.C18]^2)" office:value-type="float" office:value="0.000895827755397958">
            <text:p>0.0009</text:p>
          </table:table-cell>
          <table:table-cell table:style-name="ce21" table:formula="of:=6766.100312/[.G18]" office:value-type="float" office:value="-2.16860104293869">
            <text:p>-2.1686</text:p>
          </table:table-cell>
          <table:table-cell table:style-name="ce21" table:formula="of:= SQRT(7.1447732/[.G18]^2)" office:value-type="float" office:value="0.000856713190756636">
            <text:p>0.0009</text:p>
          </table:table-cell>
          <table:table-cell table:style-name="ce21" table:formula="of:=6766.100312/[.H18]" office:value-type="float" office:value="-2.27069395486198">
            <text:p>-2.2707</text:p>
          </table:table-cell>
          <table:table-cell table:style-name="ce20" table:formula="of:= SQRT(7.1447732/[.H18]^2)" office:value-type="float" office:value="0.000897045341574436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3102.26">
            <text:p>-3102.26</text:p>
          </table:table-cell>
          <table:table-cell office:value-type="float" office:value="-3003.99">
            <text:p>-3003.99</text:p>
          </table:table-cell>
          <table:table-cell/>
          <table:table-cell table:style-name="Default"/>
          <table:table-cell/>
          <table:table-cell office:value-type="float" office:value="-3123.49">
            <text:p>-3123.49</text:p>
          </table:table-cell>
          <table:table-cell office:value-type="float" office:value="-2992.75">
            <text:p>-2992.75</text:p>
          </table:table-cell>
          <table:table-cell/>
          <table:table-cell table:style-name="Default"/>
          <table:table-cell table:style-name="ce21" table:formula="of:=6766.100312/[.B19]" office:value-type="float" office:value="-2.18102296777188">
            <text:p>-2.1810</text:p>
          </table:table-cell>
          <table:table-cell table:style-name="ce21" table:formula="of:= SQRT(7.1447732/[.B19]^2)" office:value-type="float" office:value="0.000861620514256196">
            <text:p>0.0009</text:p>
          </table:table-cell>
          <table:table-cell table:style-name="ce21" table:formula="of:=6766.100312/[.C19]" office:value-type="float" office:value="-2.25237111708095">
            <text:p>-2.2524</text:p>
          </table:table-cell>
          <table:table-cell table:style-name="ce21" table:formula="of:= SQRT(7.1447732/[.C19]^2)" office:value-type="float" office:value="0.000889806842418393">
            <text:p>0.0009</text:p>
          </table:table-cell>
          <table:table-cell table:style-name="ce21" table:formula="of:=6766.100312/[.G19]" office:value-type="float" office:value="-2.16619880710359">
            <text:p>-2.1662</text:p>
          </table:table-cell>
          <table:table-cell table:style-name="ce21" table:formula="of:= SQRT(7.1447732/[.G19]^2)" office:value-type="float" office:value="0.000855764179349518">
            <text:p>0.0009</text:p>
          </table:table-cell>
          <table:table-cell table:style-name="ce21" table:formula="of:=6766.100312/[.H19]" office:value-type="float" office:value="-2.26083044424025">
            <text:p>-2.2608</text:p>
          </table:table-cell>
          <table:table-cell table:style-name="ce20" table:formula="of:= SQRT(7.1447732/[.H19]^2)" office:value-type="float" office:value="0.000893148728278816">
            <text:p>0.0009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3121.04">
            <text:p>-3121.04</text:p>
          </table:table-cell>
          <table:table-cell office:value-type="float" office:value="-3025.64">
            <text:p>-3025.64</text:p>
          </table:table-cell>
          <table:table-cell/>
          <table:table-cell table:style-name="Default"/>
          <table:table-cell/>
          <table:table-cell office:value-type="float" office:value="-3142.21">
            <text:p>-3142.21</text:p>
          </table:table-cell>
          <table:table-cell office:value-type="float" office:value="-3014.42">
            <text:p>-3014.42</text:p>
          </table:table-cell>
          <table:table-cell/>
          <table:table-cell table:style-name="Default"/>
          <table:table-cell table:style-name="ce21" table:formula="of:=6766.100312/[.B20]" office:value-type="float" office:value="-2.16789926178453">
            <text:p>-2.1679</text:p>
          </table:table-cell>
          <table:table-cell table:style-name="ce21" table:formula="of:= SQRT(7.1447732/[.B20]^2)" office:value-type="float" office:value="0.000856435949733559">
            <text:p>0.0009</text:p>
          </table:table-cell>
          <table:table-cell table:style-name="ce21" table:formula="of:=6766.100312/[.C20]" office:value-type="float" office:value="-2.23625425100144">
            <text:p>-2.2363</text:p>
          </table:table-cell>
          <table:table-cell table:style-name="ce21" table:formula="of:= SQRT(7.1447732/[.C20]^2)" office:value-type="float" office:value="0.000883439819858419">
            <text:p>0.0009</text:p>
          </table:table-cell>
          <table:table-cell table:style-name="ce21" table:formula="of:=6766.100312/[.G20]" office:value-type="float" office:value="-2.15329348197606">
            <text:p>-2.1533</text:p>
          </table:table-cell>
          <table:table-cell table:style-name="ce21" table:formula="of:= SQRT(7.1447732/[.G20]^2)" office:value-type="float" office:value="0.00085066588692558">
            <text:p>0.0009</text:p>
          </table:table-cell>
          <table:table-cell table:style-name="ce21" table:formula="of:=6766.100312/[.H20]" office:value-type="float" office:value="-2.24457783321501">
            <text:p>-2.2446</text:p>
          </table:table-cell>
          <table:table-cell table:style-name="ce20" table:formula="of:= SQRT(7.1447732/[.H20]^2)" office:value-type="float" office:value="0.000886728079218034">
            <text:p>0.0009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3152.5">
            <text:p>-3152.5</text:p>
          </table:table-cell>
          <table:table-cell office:value-type="float" office:value="-3068.93">
            <text:p>-3068.93</text:p>
          </table:table-cell>
          <table:table-cell/>
          <table:table-cell table:style-name="Default"/>
          <table:table-cell/>
          <table:table-cell office:value-type="float" office:value="-3167.92">
            <text:p>-3167.92</text:p>
          </table:table-cell>
          <table:table-cell office:value-type="float" office:value="-3058.64">
            <text:p>-3058.64</text:p>
          </table:table-cell>
          <table:table-cell/>
          <table:table-cell table:style-name="Default"/>
          <table:table-cell table:style-name="ce21" table:formula="of:=6766.100312/[.B21]" office:value-type="float" office:value="-2.14626496812054">
            <text:p>-2.1463</text:p>
          </table:table-cell>
          <table:table-cell table:style-name="ce21" table:formula="of:= SQRT(7.1447732/[.B21]^2)" office:value-type="float" office:value="0.000847889248709414">
            <text:p>0.0008</text:p>
          </table:table-cell>
          <table:table-cell table:style-name="ce21" table:formula="of:=6766.100312/[.C21]" office:value-type="float" office:value="-2.20470988650767">
            <text:p>-2.2047</text:p>
          </table:table-cell>
          <table:table-cell table:style-name="ce21" table:formula="of:= SQRT(7.1447732/[.C21]^2)" office:value-type="float" office:value="0.000870978111770691">
            <text:p>0.0009</text:p>
          </table:table-cell>
          <table:table-cell table:style-name="ce21" table:formula="of:=6766.100312/[.G21]" office:value-type="float" office:value="-2.13581792216975">
            <text:p>-2.1358</text:p>
          </table:table-cell>
          <table:table-cell table:style-name="ce21" table:formula="of:= SQRT(7.1447732/[.G21]^2)" office:value-type="float" office:value="0.000843762107804625">
            <text:p>0.0008</text:p>
          </table:table-cell>
          <table:table-cell table:style-name="ce21" table:formula="of:=6766.100312/[.H21]" office:value-type="float" office:value="-2.21212706039285">
            <text:p>-2.2121</text:p>
          </table:table-cell>
          <table:table-cell table:style-name="ce20" table:formula="of:= SQRT(7.1447732/[.H21]^2)" office:value-type="float" office:value="0.000873908291448627">
            <text:p>0.00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22" table:number-columns-repeated="8"/>
          <table:table-cell table:number-columns-repeated="100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number:number-style style:name="N8124" number:language="en" number:country="GB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25/06/2019</text:date>, <text:time>21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1:12:05.82</dc:date>
    <meta:generator>OpenOffice/4.1.5$Win32 OpenOffice.org_project/415m1$Build-9789</meta:generator>
    <meta:editing-duration>PT4H53M56S</meta:editing-duration>
    <meta:editing-cycles>8</meta:editing-cycles>
    <meta:document-statistic meta:table-count="2" meta:cell-count="389" meta:object-count="0"/>
  </office:meta>
</office:document-meta>
</file>